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.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Anglický originál byl vydán 22. červ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OS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OS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sledek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 + kliknout a/nebo klik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+⌘+<text:span text:style-name="LOKeystroke">F5</text:span></text:p>
          </table:table-cell>
          <table:table-cell table:style-name="Table10.A2" office:value-type="string">
            <text:p text:style-name="P14">Otevře s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+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 + 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 + 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 + 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 + 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á nástrojová lišta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 + 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 + 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 na svislé liště použijeme pro výběr ikony šipku nahoru nebo dolů. Klávesa <text:span text:style-name="LOKeystroke">Home</text:span> aktivuje první ikonu panelu, zatímco klávesa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 + Enter</text:span>.</text:p>
      <text:p text:style-name="Text_20_body"><text:soft-page-break/>Kombinaci <text:span text:style-name="LOKeystroke">Ctrl + Enter</text:span> stiskneme na ikoně nástroje pro vytváření grafických objektů. Objekt kresby se vloží do středu pohledu v přednastavené velikosti.</text:p>
      <text:p text:style-name="Text_20_body">Kombinaci <text:span text:style-name="LOKeystroke">Ctrl + Enter</text:span> stiskneme na ikoně nástroje pro výběr objektů. Pokud vybraný objekt chceme upravit nebo přesunout, musíme nejdříve stisknutím <text:span text:style-name="LOKeystroke">Ctrl + 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em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doleva, doprava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 + 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 + 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 + 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 + *</text:span> (znak násobení, pouze na numerické klávesnici)</text:p>
          </table:table-cell>
          <table:table-cell table:style-name="Table1.A2" office:value-type="string">
            <text:p text:style-name="P12">Spustí pole makra.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 + Ctrl + 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 + F4</text:span> nebo <text:span text:style-name="LOKeystroke">Alt + 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 + S</text:span></text:p>
          </table:table-cell>
          <table:table-cell table:style-name="Table5.B4" office:value-type="string">
            <text:p text:style-name="P12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N</text:span></text:p>
          </table:table-cell>
          <table:table-cell table:style-name="Table5.B5" office:value-type="string">
            <text:p text:style-name="P12">Vytvoří se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 + Ctrl + 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 + 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 + 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 + X, Shift + 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 + C, Ctrl + Ins</text:span></text:p>
          </table:table-cell>
          <table:table-cell table:style-name="Table6.A3" office:value-type="string">
            <text:p text:style-name="P12">Vybrané položky se zkopírují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 + V, Shift + 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 + Shift + V</text:span></text:p>
          </table:table-cell>
          <table:table-cell table:style-name="Table6.A3" office:value-type="string">
            <text:p text:style-name="P12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 + A</text:span></text:p>
          </table:table-cell>
          <table:table-cell table:style-name="Table6.A2" office:value-type="string">
            <text:p text:style-name="P12">Vybere s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 + Z</text:span></text:p>
          </table:table-cell>
          <table:table-cell table:style-name="Table6.A3" office:value-type="string">
            <text:p text:style-name="P12">Vrátí se poslední akce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 + Y</text:span></text:p>
          </table:table-cell>
          <table:table-cell table:style-name="Table6.A2" office:value-type="string">
            <text:p text:style-name="P12">Znovu se provede poslední akce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 + Shift + Y</text:span></text:p>
          </table:table-cell>
          <table:table-cell table:style-name="Table6.A3" office:value-type="string">
            <text:p text:style-name="P12">Zopakuje s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 + 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 + 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 + Shift + F</text:span></text:p>
          </table:table-cell>
          <table:table-cell table:style-name="Table6.A3" office:value-type="string">
            <text:p text:style-name="P12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 + Shift + 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 + Shift + 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ne se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 + mezerník</text:span></text:p>
          </table:table-cell>
          <table:table-cell table:style-name="Table9.A2" office:value-type="string">
            <text:p text:style-name="P12">Označí se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 + 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 + 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 + 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s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 + šipka nahoru/dolů/doleva/doprava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se režim výběru bodů pro vybraný grafický objekt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 + 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Shift + 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ter</text:span> na ikoně Výběr</text:p>
          </table:table-cell>
          <table:table-cell table:style-name="Table13.A2" office:value-type="string">
            <text:p text:style-name="P12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grafický objekt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